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`sitelist` (</text:p>
      <text:p text:style-name="Standard"><text:s text:c="2"/>`ID` int(11) NOT NULL AUTO_INCREMENT,</text:p>
      <text:p text:style-name="Standard"><text:s text:c="2"/>`name` varchar(20) DEFAULT NULL,</text:p>
      <text:p text:style-name="Standard"><text:s text:c="2"/>`location` varchar(100) DEFAULT NULL,</text:p>
      <text:p text:style-name="Standard"><text:s text:c="2"/>`latitude` decimal(10,6) DEFAULT NULL,</text:p>
      <text:p text:style-name="Standard"><text:s text:c="2"/>`longitude` decimal(11,6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telemetry` (</text:p>
      <text:p text:style-name="Standard"><text:s text:c="2"/>`ID` bigint(20) NOT NULL AUTO_INCREMENT,</text:p>
      <text:p text:style-name="Standard"><text:s text:c="2"/>`siteid` bigint(20) NOT NULL,</text:p>
      <text:p text:style-name="Standard"><text:s text:c="2"/>`datetime` datetime DEFAULT NULL,</text:p>
      <text:p text:style-name="Standard"><text:s text:c="2"/>`timezone` varchar(6) DEFAULT NULL,</text:p>
      <text:p text:style-name="Standard"><text:s text:c="2"/>`intemp` decimal(4,2) DEFAULT NULL,</text:p>
      <text:p text:style-name="Standard"><text:s text:c="2"/>`extemp` decimal(4,2) DEFAULT NULL,</text:p>
      <text:p text:style-name="Standard"><text:s text:c="2"/>`voltage` decimal(4,2) DEFAULT NULL,</text:p>
      <text:p text:style-name="Standard"><text:s text:c="2"/>`ping_power` int(11) DEFAULT NULL,</text:p>
      <text:p text:style-name="Standard"><text:s text:c="2"/>`ping_computer` int(11) DEFAULT NULL,</text:p>
      <text:p text:style-name="Standard"><text:s text:c="2"/>`site_status` int(11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timecheck` (</text:p>
      <text:p text:style-name="Standard"><text:s text:c="2"/>`ID` bigint(20) NOT NULL AUTO_INCREMENT,</text:p>
      <text:p text:style-name="Standard"><text:s text:c="2"/>`siteid` bigint(20) NOT NULL,</text:p>
      <text:p text:style-name="Standard"><text:s text:c="2"/>`datetime` datetime DEFAULT NULL,</text:p>
      <text:p text:style-name="Standard"><text:s text:c="2"/>`timezone` varchar(6) DEFAULT NULL,</text:p>
      <text:p text:style-name="Standard"><text:s text:c="2"/>`time_offset` decimal(10,3) DEFAULT NULL,</text:p>
      <text:p text:style-name="Standard"><text:s text:c="2"/>PRIMARY KEY (`ID`)</text:p>
      <text:p text:style-name="Standard">) ENGINE=MyISAM ;</text:p>
      <text:p text:style-name="Standard"/>
      <text:p text:style-name="Standard">CREATE TABLE `est` (</text:p>
      <text:p text:style-name="Standard"><text:s text:c="2"/>`ID` bigint(20) NOT NULL AUTO_INCREMENT,</text:p>
      <text:p text:style-name="Standard"><text:s text:c="2"/>`site` int(11) NOT NULL COMMENT 'row ID for table sitelist',</text:p>
      <text:p text:style-name="Standard"><text:s text:c="2"/>`datetime` datetime DEFAULT NULL COMMENT 'Date/Time', index(datetime)</text:p>
      <text:p text:style-name="Standard"><text:s text:c="2"/>`timestamp` decimal(16,6) DEFAULT NULL COMMENT 'Unix Timestamp (s.us)',</text:p>
      <text:p text:style-name="Standard"><text:s text:c="2"/>`frequency` int(11) DEFAULT NULL COMMENT 'Tag Frequency (Hz)',</text:p>
      <text:p text:style-name="Standard"><text:s text:c="2"/>`center` int(11) DEFAULT NULL COMMENT 'Band Center Frequency (Hz)',</text:p>
      <text:p text:style-name="Standard"><text:s text:c="2"/>`fdsp` double DEFAULT NULL COMMENT 'Fourier Decomposition Signal Power',</text:p>
      <text:p text:style-name="Standard"><text:s text:c="2"/>`fd1r` double DEFAULT NULL COMMENT 'Fourier Decomposition Signal on Channel 1 - real part',</text:p>
      <text:p text:style-name="Standard"><text:s text:c="2"/>`fd1i` double DEFAULT NULL COMMENT 'Fourier Decomposition Signal on Channel 1 - imaginary part',</text:p>
      <text:p text:style-name="Standard"><text:s text:c="2"/>`fd2r` double DEFAULT NULL COMMENT 'Fourier Decomposition Signal on Channel 2 - real part',</text:p>
      <text:p text:style-name="Standard"><text:s text:c="2"/>`fd2i` double DEFAULT NULL COMMENT 'Fourier Decomposition Signal on Channel 2 - imaginary part',</text:p>
      <text:p text:style-name="Standard"><text:s text:c="2"/>`fd3r` double DEFAULT NULL COMMENT 'Fourier Decomposition Signal on Channel 3 - real part',</text:p>
      <text:p text:style-name="Standard"><text:s text:c="2"/>`fd3i` double DEFAULT NULL COMMENT 'Fourier Decomposition Signal on Channel 3 - imaginary part',</text:p>
      <text:p text:style-name="Standard"><text:soft-page-break/><text:s text:c="2"/>`fd4r` double DEFAULT NULL COMMENT 'Fourier Decomposition Signal on Channel 4 - real part',</text:p>
      <text:p text:style-name="Standard"><text:s text:c="2"/>`fd4i` double DEFAULT NULL COMMENT 'Fourier Decomposition Signal on Channel 4 - imaginary part',</text:p>
      <text:p text:style-name="Standard"><text:s text:c="2"/>`band3` smallint(6) DEFAULT NULL COMMENT ' ',</text:p>
      <text:p text:style-name="Standard"><text:s text:c="2"/>`band10` smallint(6) DEFAULT NULL COMMENT '10dB Bandwidth',</text:p>
      <text:p text:style-name="Standard"><text:s text:c="2"/>`edsp` double DEFAULT NULL COMMENT 'Eigenvalue Decomposition Signal Power',</text:p>
      <text:p text:style-name="Standard"><text:s text:c="2"/>`ed1r` double DEFAULT NULL COMMENT 'Eigenvalue Decomposition Signal on Channel 1 - real part',</text:p>
      <text:p text:style-name="Standard"><text:s text:c="2"/>`ed1i` double DEFAULT NULL COMMENT 'Eigenvalue Decomposition Signal on Channel 1 - imaginary part',</text:p>
      <text:p text:style-name="Standard"><text:s text:c="2"/>`ed2r` double DEFAULT NULL COMMENT 'Eigenvalue Decomposition Signal on Channel 2 - real part',</text:p>
      <text:p text:style-name="Standard"><text:s text:c="2"/>`ed2i` double DEFAULT NULL COMMENT 'Eigenvalue Decomposition Signal on Channel 2 - imaginary part',</text:p>
      <text:p text:style-name="Standard"><text:s text:c="2"/>`ed3r` double DEFAULT NULL COMMENT 'Eigenvalue Decomposition Signal on Channel 3 - real part',</text:p>
      <text:p text:style-name="Standard"><text:s text:c="2"/>`ed3i` double DEFAULT NULL COMMENT 'Eigenvalue Decomposition Signal on Channel 3 - imaginary part',</text:p>
      <text:p text:style-name="Standard"><text:s text:c="2"/>`ed4r` double DEFAULT NULL COMMENT 'Eigenvalue Decomposition Signal on Channel 4 - real part',</text:p>
      <text:p text:style-name="Standard"><text:s text:c="2"/>`ed4i` double DEFAULT NULL COMMENT 'Eigenvalue Decomposition Signal on Channel 4 - imaginary part',</text:p>
      <text:p text:style-name="Standard"><text:s text:c="2"/>`ec` double DEFAULT NULL COMMENT 'Eigenvalue Confidence',</text:p>
      <text:p text:style-name="Standard"><text:s text:c="2"/>`tnp` double DEFAULT NULL COMMENT 'Total Noise Power',</text:p>
      <text:p text:style-name="Standard"><text:s text:c="2"/>`nc11r` double DEFAULT NULL COMMENT 'Noise Covariance 11 - real part',</text:p>
      <text:p text:style-name="Standard"><text:s text:c="2"/>`nc11i` double DEFAULT NULL COMMENT 'Noise Covariance 11 - imaginary part',</text:p>
      <text:p text:style-name="Standard"><text:s text:c="2"/>`nc12r` double DEFAULT NULL COMMENT 'Noise Covariance 12 - real part',</text:p>
      <text:p text:style-name="Standard"><text:s text:c="2"/>`nc12i` double DEFAULT NULL COMMENT 'Noise Covariance 12 - imaginary part',</text:p>
      <text:p text:style-name="Standard"><text:s text:c="2"/>`nc13r` double DEFAULT NULL COMMENT 'Noise Covariance 13 - real part',</text:p>
      <text:p text:style-name="Standard"><text:s text:c="2"/>`nc13i` double DEFAULT NULL COMMENT 'Noise Covariance 13 - imaginary part',</text:p>
      <text:p text:style-name="Standard"><text:s text:c="2"/>`nc14r` double DEFAULT NULL COMMENT 'Noise Covariance 14 - real part',</text:p>
      <text:p text:style-name="Standard"><text:s text:c="2"/>`nc14i` double DEFAULT NULL COMMENT 'Noise Covariance 14 - imaginary part',</text:p>
      <text:p text:style-name="Standard"><text:s text:c="2"/>`nc21r` double DEFAULT NULL COMMENT 'Noise Covariance 21 - real part',</text:p>
      <text:p text:style-name="Standard"><text:s text:c="2"/>`nc21i` double DEFAULT NULL COMMENT 'Noise Covariance 21 - imaginary part',</text:p>
      <text:p text:style-name="Standard"><text:s text:c="2"/>`nc22r` double DEFAULT NULL COMMENT 'Noise Covariance 22 - real part',</text:p>
      <text:p text:style-name="Standard"><text:s text:c="2"/>`nc22i` double DEFAULT NULL COMMENT 'Noise Covariance 22 - imaginary part',</text:p>
      <text:p text:style-name="Standard"><text:s text:c="2"/>`nc23r` double DEFAULT NULL COMMENT 'Noise Covariance 23 - real part',</text:p>
      <text:p text:style-name="Standard"><text:s text:c="2"/>`nc23i` double DEFAULT NULL COMMENT 'Noise Covariance 23 - imaginary part',</text:p>
      <text:p text:style-name="Standard"><text:s text:c="2"/>`nc24r` double DEFAULT NULL COMMENT 'Noise Covariance 24 - real part',</text:p>
      <text:p text:style-name="Standard"><text:s text:c="2"/>`nc24i` double DEFAULT NULL COMMENT 'Noise Covariance 24 - imaginary part',</text:p>
      <text:p text:style-name="Standard"><text:s text:c="2"/>`nc31r` double DEFAULT NULL COMMENT 'Noise Covariance 31 - real part',</text:p>
      <text:p text:style-name="Standard"><text:s text:c="2"/>`nc31i` double DEFAULT NULL COMMENT 'Noise Covariance 31 - imaginary part',</text:p>
      <text:p text:style-name="Standard"><text:s text:c="2"/>`nc32r` double DEFAULT NULL COMMENT 'Noise Covariance 32 - real part',</text:p>
      <text:p text:style-name="Standard"><text:s text:c="2"/>`nc32i` double DEFAULT NULL COMMENT 'Noise Covariance 32 - imaginary part',</text:p>
      <text:p text:style-name="Standard"><text:s text:c="2"/>`nc33r` double DEFAULT NULL COMMENT 'Noise Covariance 33 - real part',</text:p>
      <text:p text:style-name="Standard"><text:s text:c="2"/>`nc33i` double DEFAULT NULL COMMENT 'Noise Covariance 33 - imaginary part',</text:p>
      <text:p text:style-name="Standard"><text:s text:c="2"/>`nc34r` double DEFAULT NULL COMMENT 'Noise Covariance 34 - real part',</text:p>
      <text:p text:style-name="Standard"><text:s text:c="2"/>`nc34i` double DEFAULT NULL COMMENT 'Noise Covariance 34 - imaginary part',</text:p>
      <text:p text:style-name="Standard"><text:s text:c="2"/>`nc41r` double DEFAULT NULL COMMENT 'Noise Covariance 41 - real part',</text:p>
      <text:p text:style-name="Standard"><text:soft-page-break/><text:s text:c="2"/>`nc41i` double DEFAULT NULL COMMENT 'Noise Covariance 41 - imaginary part',</text:p>
      <text:p text:style-name="Standard"><text:s text:c="2"/>`nc42r` double DEFAULT NULL COMMENT 'Noise Covariance 42 - real part',</text:p>
      <text:p text:style-name="Standard"><text:s text:c="2"/>`nc42i` double DEFAULT NULL COMMENT 'Noise Covariance 42 - imaginary part',</text:p>
      <text:p text:style-name="Standard"><text:s text:c="2"/>`nc43r` double DEFAULT NULL COMMENT 'Noise Covariance 43 - real part',</text:p>
      <text:p text:style-name="Standard"><text:s text:c="2"/>`nc43i` double DEFAULT NULL COMMENT 'Noise Covariance 43 - imaginary part',</text:p>
      <text:p text:style-name="Standard"><text:s text:c="2"/>`nc44r` double DEFAULT NULL COMMENT 'Noise Covariance 44 - real part',</text:p>
      <text:p text:style-name="Standard"><text:s text:c="2"/>`nc44i` double DEFAULT NULL COMMENT 'Noise Covariance 44 - imaginary part',</text:p>
      <text:p text:style-name="Standard"><text:s text:c="2"/>`fdsnr` double DEFAULT NULL COMMENT 'Fourier Decomposition SNR (dB)',</text:p>
      <text:p text:style-name="Standard"><text:s text:c="2"/>`edsnr` double DEFAULT NULL COMMENT 'Eigenvalue Decomposition SNR (dB)',</text:p>
      <text:p text:style-name="Standard"><text:s text:c="2"/>`timezone` varchar(6) DEFAULT NULL COMMENT 'Timezone for datetime',</text:p>
      <text:p text:style-name="Standard"><text:s text:c="2"/>PRIMARY KEY (`ID`)</text:p>
      <text:p text:style-name="Standard">) ENGINE=MyISAM ;</text:p>
      <text:p text:style-name="Standard"/>
      <text:p text:style-name="Standard">NB: in the est table, timezone must be at the end.</text:p>
      <text:p text:style-name="Standard"/>
      <text:p text:style-name="Standard">CREATE TABLE `procount` (</text:p>
      <text:p text:style-name="Standard"><text:s text:c="2"/>`ID` bigint(20) NOT NULL AUTO_INCREMENT,</text:p>
      <text:p text:style-name="Standard"><text:s text:c="2"/>`siteid` bigint(20) NOT NULL,</text:p>
      <text:p text:style-name="Standard"><text:s text:c="2"/>`datetime` datetime DEFAULT NULL,</text:p>
      <text:p text:style-name="Standard"><text:s text:c="2"/>`timezone` varchar(6) DEFAULT NULL,</text:p>
      <text:p text:style-name="Standard"><text:s text:c="2"/>`estserver` int(11) DEFAULT NULL,</text:p>
      <text:p text:style-name="Standard"><text:s text:c="2"/>PRIMARY KEY (`ID`)</text:p>
      <text:p text:style-name="Standard">) ENGINE=MyISAM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 Losekoot</meta:initial-creator>
    <meta:creation-date>2013-06-25T13:16:40</meta:creation-date>
    <dc:date>2013-07-14T18:09:45</dc:date>
    <dc:creator>Marcel Losekoot</dc:creator>
    <meta:editing-duration>PT00H38M33S</meta:editing-duration>
    <meta:editing-cycles>6</meta:editing-cycles>
    <meta:generator>NeoOffice/3.3$Unix OpenOffice.org_project/Patch 7</meta:generator>
    <meta:document-statistic meta:table-count="0" meta:image-count="0" meta:object-count="0" meta:page-count="3" meta:paragraph-count="104" meta:word-count="861" meta:character-count="6192"/>
  </office:meta>
</office:document-meta>
</file>